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8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6">
            <text:p>Home Office</text:p>
          </table:table-cell>
          <table:table-cell office:value-type="float" office:value="8541" table:style-name="ce27">
            <text:p>8541</text:p>
          </table:table-cell>
          <table:table-cell office:value-type="float" office:value="7533.7900000000081" table:style-name="ce45">
            <text:p>7533.79</text:p>
          </table:table-cell>
          <table:table-cell office:value-type="float" office:value="14710" table:style-name="ce44">
            <text:p>14710</text:p>
          </table:table-cell>
          <table:table-cell office:value-type="float" office:value="13563.839999999997" table:style-name="ce51">
            <text:p>13563.84</text:p>
          </table:table-cell>
          <table:table-cell office:value-type="float" office:value="8569" table:style-name="ce50">
            <text:p>8569</text:p>
          </table:table-cell>
          <table:table-cell office:value-type="float" office:value="8276.2200000000103" table:style-name="ce129">
            <text:p>8276.22</text:p>
          </table:table-cell>
          <table:table-cell office:value-type="float" office:value="3231" table:style-name="ce128">
            <text:p>3231</text:p>
          </table:table-cell>
          <table:table-cell office:value-type="float" office:value="3159.1200000000008" table:style-name="ce135">
            <text:p>3159.12</text:p>
          </table:table-cell>
          <table:table-cell office:value-type="float" office:value="298" table:style-name="ce134">
            <text:p>298</text:p>
          </table:table-cell>
          <table:table-cell office:value-type="float" office:value="292.35000000000002" table:style-name="ce147">
            <text:p>292.35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35349" table:content-validation-name="val2" table:style-name="ce111">
            <text:p>35,349</text:p>
          </table:table-cell>
          <table:table-cell office:value-type="float" office:value="32825.320000000014" table:content-validation-name="val2" table:style-name="ce110">
            <text:p>32,825.32</text:p>
          </table:table-cell>
          <table:table-cell office:value-type="float" office:value="1635" table:style-name="ce98">
            <text:p>1635</text:p>
          </table:table-cell>
          <table:table-cell office:value-type="float" office:value="1474.7499999999991" table:style-name="ce81">
            <text:p>1474.75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75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635" table:style-name="ce114">
            <text:p>1,635</text:p>
          </table:table-cell>
          <table:table-cell office:value-type="float" office:value="1474.7499999999991" table:style-name="ce121">
            <text:p>1,474.75</text:p>
          </table:table-cell>
          <table:table-cell office:value-type="float" office:value="36984" table:content-validation-name="val2" table:style-name="ce115">
            <text:p>36,984</text:p>
          </table:table-cell>
          <table:table-cell office:value-type="float" office:value="34300.070000000014" table:content-validation-name="val2" table:style-name="ce116">
            <text:p>34,300.07</text:p>
          </table:table-cell>
          <table:table-cell office:value-type="currency" office:value="84390232.989999995" table:content-validation-name="val1" table:style-name="ce12">
            <text:p>£84,390,232.99</text:p>
          </table:table-cell>
          <table:table-cell office:value-type="currency" office:value="10380737.06000001" table:content-validation-name="val1" table:style-name="ce12">
            <text:p>£10,380,737.06</text:p>
          </table:table-cell>
          <table:table-cell office:value-type="currency" office:value="537117.68999999994" table:content-validation-name="val1" table:style-name="ce12">
            <text:p>£537,117.69</text:p>
          </table:table-cell>
          <table:table-cell office:value-type="currency" office:value="191041.65" table:content-validation-name="val1" table:style-name="ce12">
            <text:p>£191,041.65</text:p>
          </table:table-cell>
          <table:table-cell office:value-type="currency" office:value="24266635.369999997" table:content-validation-name="val1" table:style-name="ce12">
            <text:p>£24,266,635.37</text:p>
          </table:table-cell>
          <table:table-cell office:value-type="currency" office:value="9298723.2199999969" table:content-validation-name="val1" table:style-name="ce12">
            <text:p>£9,298,723.22</text:p>
          </table:table-cell>
          <table:table-cell office:value-type="currency" office:value="129064487.98000002" table:style-name="ce13">
            <text:p>£129,064,487.98</text:p>
          </table:table-cell>
          <table:table-cell office:value-type="currency" office:value="5900079.3500000006" table:content-validation-name="val1" table:style-name="ce14">
            <text:p>£5,900,079.35</text:p>
          </table:table-cell>
          <table:table-cell office:value-type="currency" office:value="4524231.2699999996" table:content-validation-name="val1" table:style-name="ce14">
            <text:p>£4,524,231.27</text:p>
          </table:table-cell>
          <table:table-cell office:value-type="currency" office:value="10424310.620000001" table:style-name="ce13">
            <text:p>£10,424,310.62</text:p>
          </table:table-cell>
          <table:table-cell office:value-type="currency" office:value="139488798.60000002" table:style-name="ce15">
            <text:p>£139,488,798.6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358" table:style-name="ce28">
            <text:p>358</text:p>
          </table:table-cell>
          <table:table-cell office:value-type="float" office:value="282.60499999999979" table:style-name="ce46">
            <text:p>282.61</text:p>
          </table:table-cell>
          <table:table-cell office:value-type="float" office:value="286" table:style-name="ce47">
            <text:p>286</text:p>
          </table:table-cell>
          <table:table-cell office:value-type="float" office:value="254.90600000000003" table:style-name="ce52">
            <text:p>254.91</text:p>
          </table:table-cell>
          <table:table-cell office:value-type="float" office:value="342" table:style-name="ce53">
            <text:p>342</text:p>
          </table:table-cell>
          <table:table-cell office:value-type="float" office:value="326.42700000000002" table:style-name="ce130">
            <text:p>326.43</text:p>
          </table:table-cell>
          <table:table-cell office:value-type="float" office:value="55" table:style-name="ce131">
            <text:p>55</text:p>
          </table:table-cell>
          <table:table-cell office:value-type="float" office:value="53.594000000000001" table:style-name="ce136">
            <text:p>53.59</text:p>
          </table:table-cell>
          <table:table-cell office:value-type="float" office:value="6" table:style-name="ce137">
            <text:p>6</text:p>
          </table:table-cell>
          <table:table-cell office:value-type="float" office:value="6" table:style-name="ce148">
            <text:p>6.00</text:p>
          </table:table-cell>
          <table:table-cell office:value-type="float" office:value="6" table:style-name="ce149">
            <text:p>6</text:p>
          </table:table-cell>
          <table:table-cell office:value-type="float" office:value="0.79" table:style-name="ce100">
            <text:p>0.79</text:p>
          </table:table-cell>
          <table:table-cell office:value-type="float" office:value="1053" table:content-validation-name="val2" table:style-name="ce111">
            <text:p>1,053</text:p>
          </table:table-cell>
          <table:table-cell office:value-type="float" office:value="924.32199999999989" table:content-validation-name="val2" table:style-name="ce110">
            <text:p>924.32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5" table:style-name="ce65">
            <text:p>5</text:p>
          </table:table-cell>
          <table:table-cell office:value-type="float" office:value="5" table:style-name="ce76">
            <text:p>5.0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5" table:style-name="ce114">
            <text:p>5</text:p>
          </table:table-cell>
          <table:table-cell office:value-type="float" office:value="5" table:style-name="ce121">
            <text:p>5.00</text:p>
          </table:table-cell>
          <table:table-cell office:value-type="float" office:value="1058" table:content-validation-name="val2" table:style-name="ce115">
            <text:p>1,058</text:p>
          </table:table-cell>
          <table:table-cell office:value-type="float" office:value="929.32199999999989" table:content-validation-name="val2" table:style-name="ce116">
            <text:p>929.32</text:p>
          </table:table-cell>
          <table:table-cell office:value-type="currency" office:value="2231003.4899999998" table:content-validation-name="val1" table:style-name="ce12">
            <text:p>£2,231,003.49</text:p>
          </table:table-cell>
          <table:table-cell office:value-type="currency" office:value="20691.47" table:content-validation-name="val1" table:style-name="ce12">
            <text:p>£20,691.4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-4655" table:content-validation-name="val1" table:style-name="ce12">
            <text:p>-£4,655.00</text:p>
          </table:table-cell>
          <table:table-cell office:value-type="currency" office:value="584087.44999999995" table:style-name="ce12">
            <text:p>£584,087.45</text:p>
          </table:table-cell>
          <table:table-cell office:value-type="currency" office:value="216928.9" table:content-validation-name="val1" table:style-name="ce12">
            <text:p>£216,928.90</text:p>
          </table:table-cell>
          <table:table-cell office:value-type="currency" office:value="3048056.31" table:style-name="ce13">
            <text:p>£3,048,056.31</text:p>
          </table:table-cell>
          <table:table-cell office:value-type="currency" office:value="178006.7" table:content-validation-name="val1" table:style-name="ce14">
            <text:p>£178,006.70</text:p>
          </table:table-cell>
          <table:table-cell office:value-type="currency" office:value="268064.65000000002" table:content-validation-name="val1" table:style-name="ce14">
            <text:p>£268,064.65</text:p>
          </table:table-cell>
          <table:table-cell office:value-type="currency" office:value="446071.35000000003" table:style-name="ce13">
            <text:p>£446,071.35</text:p>
          </table:table-cell>
          <table:table-cell office:value-type="currency" office:value="3494127.66" table:style-name="ce15">
            <text:p>£3,494,127.6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190" table:style-name="ce29">
            <text:p>190</text:p>
          </table:table-cell>
          <table:table-cell office:value-type="float" office:value="184.4" table:style-name="ce48">
            <text:p>184.40</text:p>
          </table:table-cell>
          <table:table-cell office:value-type="float" office:value="480" table:style-name="ce49">
            <text:p>480</text:p>
          </table:table-cell>
          <table:table-cell office:value-type="float" office:value="462.3" table:style-name="ce54">
            <text:p>462.30</text:p>
          </table:table-cell>
          <table:table-cell office:value-type="float" office:value="282" table:style-name="ce55">
            <text:p>282</text:p>
          </table:table-cell>
          <table:table-cell office:value-type="float" office:value="273.89999999999998" table:style-name="ce132">
            <text:p>273.90</text:p>
          </table:table-cell>
          <table:table-cell office:value-type="float" office:value="44" table:style-name="ce133">
            <text:p>44</text:p>
          </table:table-cell>
          <table:table-cell office:value-type="float" office:value="43.2" table:style-name="ce138">
            <text:p>43.20</text:p>
          </table:table-cell>
          <table:table-cell office:value-type="float" office:value="11" table:style-name="ce139">
            <text:p>11</text:p>
          </table:table-cell>
          <table:table-cell office:value-type="float" office:value="10.6" table:style-name="ce150">
            <text:p>10.60</text:p>
          </table:table-cell>
          <table:table-cell office:value-type="float" office:value="7" table:style-name="ce151">
            <text:p>7</text:p>
          </table:table-cell>
          <table:table-cell office:value-type="float" office:value="1.5" table:style-name="ce106">
            <text:p>1.50</text:p>
          </table:table-cell>
          <table:table-cell office:value-type="float" office:value="1014" table:content-validation-name="val2" table:style-name="ce111">
            <text:p>1,014</text:p>
          </table:table-cell>
          <table:table-cell office:value-type="float" office:value="975.90000000000009" table:content-validation-name="val2" table:style-name="ce110">
            <text:p>975.90</text:p>
          </table:table-cell>
          <table:table-cell office:value-type="float" office:value="16" table:style-name="ce102">
            <text:p>16</text:p>
          </table:table-cell>
          <table:table-cell office:value-type="float" office:value="16" table:style-name="ce84">
            <text:p>16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6">
            <text:p>0.00</text:p>
          </table:table-cell>
          <table:table-cell office:value-type="float" office:value="2" table:style-name="ce67">
            <text:p>2</text:p>
          </table:table-cell>
          <table:table-cell office:value-type="float" office:value="1.3" table:style-name="ce78">
            <text:p>1.3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18" table:style-name="ce114">
            <text:p>18</text:p>
          </table:table-cell>
          <table:table-cell office:value-type="float" office:value="17.3" table:style-name="ce121">
            <text:p>17.30</text:p>
          </table:table-cell>
          <table:table-cell office:value-type="float" office:value="1032" table:content-validation-name="val2" table:style-name="ce115">
            <text:p>1,032</text:p>
          </table:table-cell>
          <table:table-cell office:value-type="float" office:value="993.2" table:content-validation-name="val2" table:style-name="ce116">
            <text:p>993.20</text:p>
          </table:table-cell>
          <table:table-cell office:value-type="currency" office:value="2944976" table:content-validation-name="val1" table:style-name="ce12">
            <text:p>£2,944,976.00</text:p>
          </table:table-cell>
          <table:table-cell office:value-type="currency" office:value="116978.18" table:content-validation-name="val1" table:style-name="ce12">
            <text:p>£116,978.1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5860" table:content-validation-name="val1" table:style-name="ce12">
            <text:p>£15,860.00</text:p>
          </table:table-cell>
          <table:table-cell office:value-type="currency" office:value="780184" table:content-validation-name="val1" table:style-name="ce12">
            <text:p>£780,184.00</text:p>
          </table:table-cell>
          <table:table-cell office:value-type="currency" office:value="344996" table:content-validation-name="val1" table:style-name="ce12">
            <text:p>£344,996.00</text:p>
          </table:table-cell>
          <table:table-cell office:value-type="currency" office:value="4202994.18" table:style-name="ce13">
            <text:p>£4,202,994.18</text:p>
          </table:table-cell>
          <table:table-cell office:value-type="currency" office:value="109179" table:content-validation-name="val1" table:style-name="ce14">
            <text:p>£109,179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09179" table:style-name="ce13">
            <text:p>£109,179.00</text:p>
          </table:table-cell>
          <table:table-cell office:value-type="currency" office:value="4312173.18" table:style-name="ce15">
            <text:p>£4,312,173.1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9" table:style-name="ce35">
            <text:p>9</text:p>
          </table:table-cell>
          <table:table-cell office:value-type="float" office:value="8.6" table:style-name="ce39">
            <text:p>8.60</text:p>
          </table:table-cell>
          <table:table-cell office:value-type="float" office:value="9" table:style-name="ce38">
            <text:p>9</text:p>
          </table:table-cell>
          <table:table-cell office:value-type="float" office:value="8.8000000000000007" table:style-name="ce57">
            <text:p>8.80</text:p>
          </table:table-cell>
          <table:table-cell office:value-type="float" office:value="37" table:style-name="ce56">
            <text:p>37</text:p>
          </table:table-cell>
          <table:table-cell office:value-type="float" office:value="37" table:style-name="ce123">
            <text:p>37.00</text:p>
          </table:table-cell>
          <table:table-cell office:value-type="float" office:value="3" table:style-name="ce122">
            <text:p>3</text:p>
          </table:table-cell>
          <table:table-cell office:value-type="float" office:value="3" table:style-name="ce141">
            <text:p>3.00</text:p>
          </table:table-cell>
          <table:table-cell office:value-type="float" office:value="2" table:style-name="ce140">
            <text:p>2</text:p>
          </table:table-cell>
          <table:table-cell office:value-type="float" office:value="1.43" table:style-name="ce153">
            <text:p>1.43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60" table:content-validation-name="val2" table:style-name="ce111">
            <text:p>60</text:p>
          </table:table-cell>
          <table:table-cell office:value-type="float" office:value="58.83" table:content-validation-name="val2" table:style-name="ce110">
            <text:p>58.83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60" table:content-validation-name="val2" table:style-name="ce115">
            <text:p>60</text:p>
          </table:table-cell>
          <table:table-cell office:value-type="float" office:value="58.83" table:content-validation-name="val2" table:style-name="ce116">
            <text:p>58.83</text:p>
          </table:table-cell>
          <table:table-cell office:value-type="currency" office:value="177901.37" table:content-validation-name="val1" table:style-name="ce12">
            <text:p>£177,901.37</text:p>
          </table:table-cell>
          <table:table-cell office:value-type="currency" office:value="1818.93" table:content-validation-name="val1" table:style-name="ce12">
            <text:p>£1,818.9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595.27" table:content-validation-name="val1" table:style-name="ce12">
            <text:p>£44,595.27</text:p>
          </table:table-cell>
          <table:table-cell office:value-type="currency" office:value="18679.080000000002" table:content-validation-name="val1" table:style-name="ce12">
            <text:p>£18,679.08</text:p>
          </table:table-cell>
          <table:table-cell office:value-type="currency" office:value="242994.64999999997" table:style-name="ce13">
            <text:p>£242,994.6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2994.64999999997" table:style-name="ce15">
            <text:p>£242,994.65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80" table:style-name="ce36">
            <text:p>80</text:p>
          </table:table-cell>
          <table:table-cell office:value-type="float" office:value="68.430000000000007" table:style-name="ce40">
            <text:p>68.43</text:p>
          </table:table-cell>
          <table:table-cell office:value-type="float" office:value="91" table:style-name="ce41">
            <text:p>91</text:p>
          </table:table-cell>
          <table:table-cell office:value-type="float" office:value="90.24" table:style-name="ce58">
            <text:p>90.24</text:p>
          </table:table-cell>
          <table:table-cell office:value-type="float" office:value="81" table:style-name="ce59">
            <text:p>81</text:p>
          </table:table-cell>
          <table:table-cell office:value-type="float" office:value="79.3" table:style-name="ce124">
            <text:p>79.30</text:p>
          </table:table-cell>
          <table:table-cell office:value-type="float" office:value="18" table:style-name="ce125">
            <text:p>18</text:p>
          </table:table-cell>
          <table:table-cell office:value-type="float" office:value="17.600000000000001" table:style-name="ce142">
            <text:p>17.6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54">
            <text:p>4.00</text:p>
          </table:table-cell>
          <table:table-cell office:value-type="float" office:value="6" table:style-name="ce155">
            <text:p>6</text:p>
          </table:table-cell>
          <table:table-cell office:value-type="float" office:value="1.1000000000000001" table:style-name="ce108">
            <text:p>1.10</text:p>
          </table:table-cell>
          <table:table-cell office:value-type="float" office:value="280" table:content-validation-name="val2" table:style-name="ce111">
            <text:p>280</text:p>
          </table:table-cell>
          <table:table-cell office:value-type="float" office:value="260.67000000000007" table:content-validation-name="val2" table:style-name="ce110">
            <text:p>260.6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3" table:style-name="ce95">
            <text:p>3</text:p>
          </table:table-cell>
          <table:table-cell office:value-type="float" office:value="2.4" table:style-name="ce119">
            <text:p>2.4</text:p>
          </table:table-cell>
          <table:table-cell office:value-type="float" office:value="3" table:style-name="ce114">
            <text:p>3</text:p>
          </table:table-cell>
          <table:table-cell office:value-type="float" office:value="2.4" table:style-name="ce121">
            <text:p>2.40</text:p>
          </table:table-cell>
          <table:table-cell office:value-type="float" office:value="283" table:content-validation-name="val2" table:style-name="ce115">
            <text:p>283</text:p>
          </table:table-cell>
          <table:table-cell office:value-type="float" office:value="263.07000000000005" table:content-validation-name="val2" table:style-name="ce116">
            <text:p>263.07</text:p>
          </table:table-cell>
          <table:table-cell office:value-type="currency" office:value="801349.83" table:content-validation-name="val1" table:style-name="ce12">
            <text:p>£801,349.83</text:p>
          </table:table-cell>
          <table:table-cell office:value-type="currency" office:value="15649.53" table:content-validation-name="val1" table:style-name="ce12">
            <text:p>£15,649.53</text:p>
          </table:table-cell>
          <table:table-cell office:value-type="currency" office:value="2750" table:content-validation-name="val1" table:style-name="ce12">
            <text:p>£2,750.00</text:p>
          </table:table-cell>
          <table:table-cell office:value-type="currency" office:value="23708.63" table:content-validation-name="val1" table:style-name="ce12">
            <text:p>£23,708.63</text:p>
          </table:table-cell>
          <table:table-cell office:value-type="currency" office:value="201217.68" table:content-validation-name="val1" table:style-name="ce12">
            <text:p>£201,217.68</text:p>
          </table:table-cell>
          <table:table-cell office:value-type="currency" office:value="85210.83" table:content-validation-name="val1" table:style-name="ce12">
            <text:p>£85,210.83</text:p>
          </table:table-cell>
          <table:table-cell office:value-type="currency" office:value="1129886.5" table:style-name="ce13">
            <text:p>£1,129,886.5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0594.400000000001" table:content-validation-name="val1" table:style-name="ce14">
            <text:p>£50,594.40</text:p>
          </table:table-cell>
          <table:table-cell office:value-type="currency" office:value="50594.400000000001" table:style-name="ce13">
            <text:p>£50,594.40</text:p>
          </table:table-cell>
          <table:table-cell office:value-type="currency" office:value="1180480.8999999999" table:style-name="ce15">
            <text:p>£1,180,480.9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9" table:style-name="ce37">
            <text:p>9</text:p>
          </table:table-cell>
          <table:table-cell office:value-type="float" office:value="9" table:style-name="ce42">
            <text:p>9.00</text:p>
          </table:table-cell>
          <table:table-cell office:value-type="float" office:value="9" table:style-name="ce43">
            <text:p>9</text:p>
          </table:table-cell>
          <table:table-cell office:value-type="float" office:value="7.69" table:style-name="ce60">
            <text:p>7.69</text:p>
          </table:table-cell>
          <table:table-cell office:value-type="float" office:value="82" table:style-name="ce61">
            <text:p>82</text:p>
          </table:table-cell>
          <table:table-cell office:value-type="float" office:value="80.98" table:style-name="ce126">
            <text:p>80.98</text:p>
          </table:table-cell>
          <table:table-cell office:value-type="float" office:value="9" table:style-name="ce127">
            <text:p>9</text:p>
          </table:table-cell>
          <table:table-cell office:value-type="float" office:value="8.8000000000000007" table:style-name="ce144">
            <text:p>8.80</text:p>
          </table:table-cell>
          <table:table-cell office:value-type="float" office:value="2" table:style-name="ce145">
            <text:p>2</text:p>
          </table:table-cell>
          <table:table-cell office:value-type="float" office:value="2" table:style-name="ce156">
            <text:p>2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111" table:content-validation-name="val2" table:style-name="ce111">
            <text:p>111</text:p>
          </table:table-cell>
          <table:table-cell office:value-type="float" office:value="108.47" table:content-validation-name="val2" table:style-name="ce110">
            <text:p>108.47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90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9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111" table:content-validation-name="val2" table:style-name="ce115">
            <text:p>111</text:p>
          </table:table-cell>
          <table:table-cell office:value-type="float" office:value="108.47" table:content-validation-name="val2" table:style-name="ce116">
            <text:p>108.47</text:p>
          </table:table-cell>
          <table:table-cell office:value-type="currency" office:value="295523.87" table:content-validation-name="val1" table:style-name="ce12">
            <text:p>£295,523.87</text:p>
          </table:table-cell>
          <table:table-cell office:value-type="currency" office:value="8314.6" table:content-validation-name="val1" table:style-name="ce12">
            <text:p>£8,314.6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4790.509999999995" table:content-validation-name="val1" table:style-name="ce12">
            <text:p>£74,790.51</text:p>
          </table:table-cell>
          <table:table-cell office:value-type="currency" office:value="31458.43" table:content-validation-name="val1" table:style-name="ce12">
            <text:p>£31,458.43</text:p>
          </table:table-cell>
          <table:table-cell office:value-type="currency" office:value="410087.41" table:style-name="ce13">
            <text:p>£410,087.4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0087.41" table:style-name="ce15">
            <text:p>£410,087.41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style-name="ro1">
          <table:table-cell table:number-columns-repeated="32" table:style-name="ce1"/>
          <table:table-cell table:style-name="ce20"/>
          <table:table-cell table:number-columns-repeated="16351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09-02T09:22:06Z</dc:date>
  </office:meta>
</office:document-meta>
</file>